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ans" fo:font-weight="bold" style:font-weight-asian="bold" style:font-weight-complex="bold"/>
    </style:style>
    <style:style style:name="P2" style:family="paragraph" style:parent-style-name="Standard">
      <style:text-properties style:font-name="Liberation Sans" fo:font-weight="normal" style:font-weight-asian="normal" style:font-weight-complex="normal"/>
    </style:style>
    <style:style style:name="P3" style:family="paragraph" style:parent-style-name="Standard">
      <style:text-properties style:font-name="Liberation Sans" style:text-underline-style="solid" style:text-underline-width="auto" style:text-underline-color="font-color" fo:font-weight="normal" style:font-weight-asian="normal" style:font-weight-complex="normal"/>
    </style:style>
    <style:style style:name="P4" style:family="paragraph" style:parent-style-name="Standard" style:list-style-name="L1"/>
    <style:style style:name="P5" style:family="paragraph" style:parent-style-name="Standard">
      <style:text-properties style:font-name="Liberation Sans" style:text-underline-style="none" fo:font-weight="normal" style:font-weight-asian="normal" style:font-weight-complex="normal"/>
    </style:style>
    <style:style style:name="P6" style:family="paragraph" style:parent-style-name="Standard" style:list-style-name="L1">
      <style:text-properties style:font-name="Liberation Sans" style:text-underline-style="none" fo:font-weight="normal" style:font-weight-asian="normal" style:font-weight-complex="normal"/>
    </style:style>
    <style:style style:name="P7" style:family="paragraph" style:parent-style-name="Standard" style:list-style-name="L2">
      <style:text-properties style:font-name="Liberation Sans" style:text-underline-style="none" fo:font-weight="normal" style:font-weight-asian="normal" style:font-weight-complex="normal"/>
    </style:style>
    <style:style style:name="P8" style:family="paragraph" style:parent-style-name="Standard">
      <style:text-properties style:font-name="Liberation Sans" style:text-underline-style="none" fo:font-weight="bold" style:font-weight-asian="bold" style:font-weight-complex="bold"/>
    </style:style>
    <style:style style:name="P9" style:family="paragraph" style:parent-style-name="Standard">
      <style:text-properties style:font-name="Liberation Sans" style:text-underline-style="solid" style:text-underline-width="auto" style:text-underline-color="font-color" fo:font-weight="normal" style:font-weight-asian="normal" style:font-weight-complex="normal"/>
    </style:style>
    <style:style style:name="P10" style:family="paragraph" style:parent-style-name="Standard" style:list-style-name="L2"/>
    <style:style style:name="P11" style:family="paragraph" style:parent-style-name="Standard" style:list-style-name="L2">
      <style:text-properties fo:font-weight="bold" style:font-weight-asian="bold" style:font-weight-complex="bold"/>
    </style:style>
    <style:style style:name="T1" style:family="text">
      <style:text-properties style:font-name="Liberation Sans" fo:font-weight="normal" style:font-weight-asian="normal" style:font-weight-complex="normal"/>
    </style:style>
    <style:style style:name="T2" style:family="text">
      <style:text-properties style:font-name="Liberation Sans" style:text-underline-style="none"/>
    </style:style>
    <style:style style:name="T3" style:family="text">
      <style:text-properties style:font-name="Liberation Sans" style:text-underline-style="none" fo:font-weight="normal" style:font-weight-asian="normal" style:font-weight-complex="normal"/>
    </style:style>
    <style:style style:name="T4" style:family="text">
      <style:text-properties style:font-name="Liberation Sans" fo:font-style="italic" style:text-underline-style="none"/>
    </style:style>
    <style:style style:name="T5" style:family="text">
      <style:text-properties style:font-name="Liberation Sans" fo:font-style="italic" style:text-underline-style="none" fo:font-weight="normal" style:font-weight-asian="normal" style:font-weight-complex="normal"/>
    </style:style>
    <style:style style:name="T6" style:family="text">
      <style:text-properties style:font-name="Liberation Sans" style:text-underline-style="solid" style:text-underline-width="auto" style:text-underline-color="font-color"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Methods</text:p>
      <text:p text:style-name="P1"/>
      <text:p text:style-name="P2"/>
      <text:p text:style-name="P3">Scroogle</text:p>
      <text:p text:style-name="P3"/>
      <text:list xml:id="list1611655622" text:style-name="L1">
        <text:list-item>
          <text:p text:style-name="P6">Daniel Brandt, <text:a xlink:type="simple" xlink:href="http://google-watch.org/">http://google-watch.org</text:a></text:p>
        </text:list-item>
        <text:list-item>
          <text:p text:style-name="P6">“PageRank Sucks” <text:a xlink:type="simple" xlink:href="http://www.google-watch.org/pagerank.html">http://www.google-watch.org/pagerank.html</text:a></text:p>
        </text:list-item>
        <text:list-item>
          <text:p text:style-name="P6">references Clay Shirky's <text:a xlink:type="simple" xlink:href="http://www.shirky.com/writings/powerlaw_weblog.html">http://www.shirky.com/writings/powerlaw_weblog.html</text:a></text:p>
          <text:list>
            <text:list-item>
              <text:p text:style-name="P4"><text:span text:style-name="T3">“</text:span>In systems where many people are free to choose between many options, a small subset of the whole will get a disproportionate amount of traffic (or attention, or income), even if no members of the system actively work towards such an outcome.<text:span text:style-name="T3">”</text:span></text:p>
            </text:list-item>
          </text:list>
        </text:list-item>
      </text:list>
      <text:p text:style-name="P5"/>
      <text:p text:style-name="P3">Helmond-Blog engines / engines as spheres</text:p>
      <text:p text:style-name="P5"/>
      <text:list xml:id="list84081062" text:style-name="L2">
        <text:list-item>
          <text:p text:style-name="P7">concluded that there is not one but many blogospheres, each defined by their own engine</text:p>
        </text:list-item>
        <text:list-item>
          <text:p text:style-name="P7">“centralizing power structures”</text:p>
        </text:list-item>
        <text:list-item>
          <text:p text:style-name="P7">Van Couvering, Elizabeth. “New Media? The Political Economy of Internet Search Engines”</text:p>
        </text:list-item>
        <text:list-item>
          <text:p text:style-name="P10"><text:span text:style-name="T2">Hargittai, E., (2007). The social, political, economic, and cultural dimensions of search engines: An introduction. </text:span><text:span text:style-name="T4">Journal of Computer-Mediated Communication</text:span><text:span text:style-name="T2">, </text:span><text:span text:style-name="Emphasis"><text:span text:style-name="T2">12</text:span></text:span><text:span text:style-name="T2">(3), article 1. </text:span><text:a xlink:type="simple" xlink:href="http://jcmc.indiana.edu/vol12/issue3/hargittai.html">http://jcmc.indiana.edu/vol12/issue3/hargittai.html</text:a></text:p>
          <text:list>
            <text:list-item>
              <text:p text:style-name="P7">“Recent trends suggest that the search engine market is shrinking, with fewer large players guiding users' online behavior than ever before. This suggests that decisions made by just a few players in this landscape can have considerable repercussions for what material is realistically within the reach of users.”</text:p>
            </text:list-item>
            <text:list-item>
              <text:p text:style-name="P10"><text:span text:style-name="T3">“</text:span><text:span text:style-name="T1">Data necessary to examine important questions concerning the social aspects of search engines are scarce despite search engines themselves generating voluminous data sets based on the logs of their users' actions.</text:span><text:span text:style-name="T3">”</text:span></text:p>
            </text:list-item>
            <text:list-item>
              <text:p text:style-name="P7">“Studying search engine coverage is difficult, for example, because random sampling of websites is impossible given that there is no comprehensive listing of all existing sites.”</text:p>
            </text:list-item>
            <text:list-item>
              <text:p text:style-name="P7">The proprietary nature of the search algorithm makes it impossible to determine what coverage the engine covers.</text:p>
            </text:list-item>
          </text:list>
        </text:list-item>
        <text:list-item>
          <text:p text:style-name="P10"><text:span text:style-name="T3">Van Couvering, E. (2007). Is relevance relevant? Market, science, and war: Discourses of search engine quality. </text:span><text:span text:style-name="T5">Journal of Computer-Mediated Communication</text:span><text:span text:style-name="T3">, </text:span><text:span text:style-name="Emphasis"><text:span text:style-name="T3">12</text:span></text:span><text:span text:style-name="T3">(3), article 6. </text:span><text:a xlink:type="simple" xlink:href="http://jcmc.indiana.edu/vol12/issue3/vancouvering.html"><text:span text:style-name="T6">http://jcmc.indiana.edu/vol12/issue3/vancouvering.html</text:span></text:a></text:p>
        </text:list-item>
        <text:list-item>
          <text:p text:style-name="P10"><text:span text:style-name="T3">Pan, B., Hembrooke, H., Joachims, T., Lorigo, L., Gay, G., and Granka, L. (2007). In Google we trust: Users' decisions on rank, position, and relevance. </text:span><text:span text:style-name="T5">Journal of Computer-Mediated Communication</text:span><text:span text:style-name="T3">, </text:span><text:span text:style-name="Emphasis"><text:span text:style-name="T3">12</text:span></text:span><text:span text:style-name="T3">(3), article 3. </text:span><text:a xlink:type="simple" xlink:href="http://jcmc.indiana.edu/vol12/issue3/pan.html"><text:span text:style-name="T6">http://jcmc.indiana.edu/vol12/issue3/pan.html</text:span></text:a></text:p>
          <text:list>
            <text:list-item>
              <text:p text:style-name="P7">“This demonstrated trust in Google has implications for the search engine's tremendous potential influence on culture, society, and user traffic on the Web.”</text:p>
            </text:list-item>
          </text:list>
        </text:list-item>
      </text:list>
      <text:p text:style-name="P8"/>
      <text:p text:style-name="P8">Ars Technica</text:p>
      <text:p text:style-name="P8"/>
      <text:list xml:id="list1216820010" text:continue-numbering="true" text:style-name="L2">
        <text:list-header>
          <text:p text:style-name="P10"><text:span text:style-name="T3">Benkler presupposes the first amendment defense.</text:span></text:p>
        </text:list-header>
        <text:list-item>
          <text:p text:style-name="P10"><text:soft-page-break/><text:a xlink:type="simple" xlink:href="http://arstechnica.com/tech-policy/news/2009/12/big-cable-pro-net-neutrality-arguments-turn-first-amendment-on-its-head.ars"><text:span text:style-name="T3">http://arstechnica.com/tech-policy/news/2009/12/big-cable-pro-net-neutrality-arguments-turn-first-amendment-on-its-head.ars</text:span></text:a></text:p>
        </text:list-item>
        <text:list-item>
          <text:p text:style-name="P10"><text:a xlink:type="simple" xlink:href="http://arstechnica.com/tech-policy/news/2009/10/want-50mbps-internet-in-your-town-threaten-to-roll-out-your-own.ars"><text:span text:style-name="T6">http://arstechnica.com/tech-policy/news/2009/10/want-50mbps-internet-in-your-town-threaten-to-roll-out-your-own.ars</text:span></text:a><text:a xlink:type="simple" xlink:href="http://arstechnica.com/tech-policy/news/2010/01/municipal-fiber-needs-more-fdr-localism-fewer-state-bans.ars"><text:span text:style-name="T6"><text:line-break/></text:span></text:a></text:p>
        </text:list-item>
        <text:list-item>
          <text:p text:style-name="P10"><text:a xlink:type="simple" xlink:href="http://arstechnica.com/tech-policy/news/2010/01/municipal-fiber-needs-more-fdr-localism-fewer-state-bans.ars"><text:span text:style-name="T3">http://arstechnica.com/tech-policy/news/2010/01/municipal-fiber-needs-more-fdr-localism-fewer-state-bans.ars</text:span></text:a></text:p>
        </text:list-item>
        <text:list-item>
          <text:p text:style-name="P10"><text:span text:style-name="T3"/></text:p>
        </text:list-item>
        <text:list-item>
          <text:p text:style-name="P10"><text:span text:style-name="T3">Gerhart, Susan. “Do Web search engines suppress controversy?” </text:span><text:a xlink:type="simple" xlink:href="http://firstmonday.org/htbin/cgiwrap/bin/ojs/index.php/fm/article/view/1111/1031"><text:span text:style-name="T6">http://firstmonday.org/htbin/cgiwrap/bin/ojs/index.php/fm/article/view/1111/1031</text:span></text:a></text:p>
          <text:list>
            <text:list-item>
              <text:p text:style-name="P7">precedent for examining search engine handling of controversial issues</text:p>
            </text:list-item>
            <text:list-item>
              <text:p text:style-name="P7">“Search engine bias has been mathematically characterized as deviation from norm or ideal”</text:p>
              <text:list>
                <text:list-item>
                  <text:p text:style-name="P7">via the Intelligent Search Engine</text:p>
                </text:list-item>
              </text:list>
            </text:list-item>
            <text:list-item>
              <text:p text:style-name="P11"><text:span text:style-name="T2">Lucas Introna and Helen Nissenbaum, 2000. "Defining the Web: The Politics of Search Engines," </text:span><text:span text:style-name="T4">IEEE Computer,</text:span><text:span text:style-name="T2"> volume 33, number (January), 54–62.</text:span></text:p>
              <text:list>
                <text:list-item>
                  <text:p text:style-name="P7">“the role of search engines in supporting or thwarting the inclusiveness ideology of the Web” (from Gerhart</text:p>
                </text:list-item>
              </text:list>
            </text:list-item>
            <text:list-item>
              <text:p text:style-name="P7"/>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4T11:19:00</meta:creation-date>
    <dc:date>2010-01-07T16:39:12</dc:date>
    <meta:editing-duration>PT07H00M41S</meta:editing-duration>
    <meta:editing-cycles>3</meta:editing-cycles>
    <meta:generator>OpenOffice.org/3.1$Unix OpenOffice.org_project/310m19$Build-9420</meta:generator>
    <meta:document-statistic meta:table-count="0" meta:image-count="0" meta:object-count="0" meta:page-count="2" meta:paragraph-count="29" meta:word-count="437" meta:character-count="3395"/>
  </office:meta>
</office:document-meta>
</file>